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3c3d" draw:opacity="100%"/>
      <style:paragraph-properties fo:margin-left="0.25in" fo:margin-right="0in" fo:text-indent="0in" style:auto-text-indent="false" fo:background-color="#003c3d"/>
      <style:text-properties style:font-name="Liberation Sans" style:text-underline-style="none" fo:font-weight="normal" officeooo:rsid="00173fb6" officeooo:paragraph-rsid="00173fb6" style:font-weight-asian="normal" style:font-weight-complex="normal"/>
    </style:style>
    <style:style style:name="P2" style:family="paragraph" style:parent-style-name="Standard">
      <loext:graphic-properties draw:fill="none" draw:fill-color="#ffffff" draw:opacity="100%"/>
      <style:paragraph-properties fo:margin-left="0.25in" fo:margin-right="0in" fo:text-indent="0in" style:auto-text-indent="false" fo:background-color="transparent"/>
      <style:text-properties style:font-name="Liberation Sans" fo:font-size="12pt" style:text-underline-style="none" fo:font-weight="bold" officeooo:rsid="00173fb6" officeooo:paragraph-rsid="00173fb6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 draw:fill-color="#ffffff" draw:opacity="100%"/>
      <style:paragraph-properties fo:margin-left="0.25in" fo:margin-right="0in" fo:text-indent="0in" style:auto-text-indent="false" fo:background-color="transparent"/>
      <style:text-properties style:font-name="Liberation Sans" fo:font-size="12pt" style:text-underline-style="none" fo:font-weight="normal" officeooo:rsid="00173fb6" officeooo:paragraph-rsid="00173fb6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 draw:fill-color="#ffffff" draw:opacity="100%"/>
      <style:paragraph-properties fo:margin-left="0.25in" fo:margin-right="0in" fo:text-indent="0in" style:auto-text-indent="false" fo:background-color="transparent"/>
      <style:text-properties style:font-name="Liberation Sans" fo:font-size="12pt" style:text-underline-style="none" fo:font-weight="normal" officeooo:rsid="00173fb6" officeooo:paragraph-rsid="001cf0be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 draw:fill-color="#ffffff" draw:opacity="100%"/>
      <style:paragraph-properties fo:margin-left="0.25in" fo:margin-right="0in" fo:text-indent="0in" style:auto-text-indent="false" fo:background-color="transparent"/>
      <style:text-properties style:font-name="Liberation Sans" fo:font-size="12pt" style:text-underline-style="none" fo:font-weight="normal" officeooo:rsid="00173fb6" officeooo:paragraph-rsid="001aa2b6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 draw:fill-color="#ffffff" draw:opacity="100%"/>
      <style:paragraph-properties fo:margin-left="0.25in" fo:margin-right="0in" fo:text-indent="0in" style:auto-text-indent="false" fo:background-color="transparent"/>
      <style:text-properties style:font-name="Liberation Sans" fo:font-size="12pt" fo:font-style="italic" style:text-underline-style="none" fo:font-weight="normal" officeooo:rsid="00173fb6" officeooo:paragraph-rsid="00173fb6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master-page-name="">
      <loext:graphic-properties draw:fill="none" draw:fill-color="#ffffff" draw:opacity="100%"/>
      <style:paragraph-properties fo:margin-left="0.25in" fo:margin-right="0in" fo:text-indent="0in" style:auto-text-indent="false" style:page-number="auto" fo:background-color="transparent"/>
      <style:text-properties style:font-name="Liberation Sans" fo:font-size="12pt" style:text-underline-style="none" fo:font-weight="normal" officeooo:rsid="00173fb6" officeooo:paragraph-rsid="00173fb6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1aa2b6"/>
    </style:style>
    <style:style style:name="T4" style:family="text">
      <style:text-properties officeooo:rsid="001b615f"/>
    </style:style>
    <style:style style:name="T5" style:family="text">
      <style:text-properties officeooo:rsid="001cf0be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b615f" fo:background-color="#fff200" loext:char-shading-value="0"/>
    </style:style>
    <style:style style:name="T8" style:family="text">
      <style:text-properties officeooo:rsid="001b615f" fo:background-color="#fff200" loext:char-shading-value="0"/>
    </style:style>
    <style:style style:name="T9" style:family="text">
      <style:text-properties fo:background-color="#fff200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1b615f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color="#fff200" fo:background-color="transparent" loext:char-shading-value="0"/>
    </style:style>
    <style:style style:name="T15" style:family="text">
      <style:text-properties fo:color="#fff200" officeooo:rsid="001b615f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text:span text:style-name="T5">1. </text:span>Learning, ETBD, and me</text:p>
      <text:p text:style-name="P3"/>
      <text:p text:style-name="P6">In August 2007 I joined Dr. McDowell's lab of experimental behavior analysis, where I studied the dynamics of choice and preference in digital and human agents.</text:p>
      <text:p text:style-name="P3"/>
      <text:p text:style-name="P4"><text:span text:style-name="T11">For the first three years</text:span><text:span text:style-name="T10"> I worked exclusively with synthetic data produced by ETBD - a computational implementation of the Skinnerian analogy between positive reinforcement and natural selection (Skinner, 1981; McDowell, 2004). </text:span><text:s/></text:p>
      <text:p text:style-name="P4"/>
      <text:p text:style-name="P4">Computational theories are abstract representations of the <text:span text:style-name="T5">real </text:span>world, and ETBD is no exception: behaviors are represented by numbers and target classes, by ranges. As for agents, they are represented by populations of numbers that are transformed, generation after generation, by rules of <text:span text:style-name="T1">selection</text:span>, <text:s/><text:span text:style-name="T1">recombination</text:span>, and <text:span text:style-name="T1">mutation</text:span>. <text:span text:style-name="T3">(https://www.andreipopa515.com/etbd)</text:span></text:p>
      <text:p text:style-name="P5"/>
      <text:p text:style-name="P5">The emerging patterns are then compared with those exhibited by living agents under similar experimental conditions. For these comparisons to be meaningful, the <text:span text:style-name="T15">entities</text:span> and <text:span text:style-name="T14">rules</text:span> that make ETBD must map on the real world. <text:span text:style-name="T1">Selection</text:span>, for example was shown to be functionally equivalent to positive reinforcement, which means that numbers and ranges are also suitable representations of <text:span text:style-name="T4">operant </text:span>responses and operant classes, respectively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#002727" style:writing-mode="lr-tb" draw:fill="solid" draw:fill-color="#002727" style:footnote-max-height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16:52:04.985010458</meta:creation-date>
    <dc:date>2021-05-14T17:21:59.953504239</dc:date>
    <meta:editing-duration>PT18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75" meta:character-count="1221" meta:non-whitespace-character-count="1047"/>
  </office:meta>
</office:document-meta>
</file>